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3" style:family="paragraph" style:parent-style-name="Footnote">
      <style:text-properties style:font-name="Liberation Sans" officeooo:paragraph-rsid="10a68734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e2a40f4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paragraph-rsid="0fc0c632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db91b2"/>
    </style:style>
    <style:style style:name="P62" style:family="paragraph" style:parent-style-name="Standard">
      <style:text-properties officeooo:rsid="0dde9a1c" officeooo:paragraph-rsid="0fdc081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4" style:family="paragraph" style:parent-style-name="Standard">
      <style:text-properties officeooo:paragraph-rsid="0fc35f88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paragraph-properties fo:text-align="center" style:justify-single-word="false"/>
      <style:text-properties officeooo:paragraph-rsid="1032d702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35cc54"/>
    </style:style>
    <style:style style:name="P87" style:family="paragraph" style:parent-style-name="Standard">
      <style:text-properties officeooo:paragraph-rsid="1018685d"/>
    </style:style>
    <style:style style:name="P88" style:family="paragraph" style:parent-style-name="Standard">
      <style:text-properties officeooo:rsid="1035cc54" officeooo:paragraph-rsid="1035cc54"/>
    </style:style>
    <style:style style:name="P89" style:family="paragraph" style:parent-style-name="Standard">
      <style:text-properties officeooo:paragraph-rsid="10435a16"/>
    </style:style>
    <style:style style:name="P90" style:family="paragraph" style:parent-style-name="Standard">
      <style:text-properties officeooo:rsid="10048e31" officeooo:paragraph-rsid="104e2670"/>
    </style:style>
    <style:style style:name="P91" style:family="paragraph" style:parent-style-name="Footnote">
      <style:text-properties officeooo:paragraph-rsid="106e520e"/>
    </style:style>
    <style:style style:name="P92" style:family="paragraph" style:parent-style-name="Footnote">
      <style:text-properties officeooo:paragraph-rsid="10762a52" fo:background-color="transparent"/>
    </style:style>
    <style:style style:name="P93" style:family="paragraph" style:parent-style-name="Standard">
      <style:text-properties officeooo:paragraph-rsid="1077d862"/>
    </style:style>
    <style:style style:name="P94" style:family="paragraph" style:parent-style-name="Standard">
      <style:text-properties officeooo:paragraph-rsid="107dbf6a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font-size="10pt" style:font-size-asian="10pt" style:font-size-complex="10pt"/>
    </style:style>
    <style:style style:name="T22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2" style:family="text">
      <style:text-properties style:text-line-through-style="none" style:text-line-through-type="none" style:font-name="Liberation Sans" style:text-underline-style="none" officeooo:rsid="0673d7fc"/>
    </style:style>
    <style:style style:name="T24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4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5" style:family="text">
      <style:text-properties style:text-line-through-style="none" style:text-line-through-type="none" style:font-name="Liberation Sans" style:text-underline-style="none" officeooo:rsid="0b0f3a36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language="en" fo:country="GB"/>
    </style:style>
    <style:style style:name="T24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fo:language="en" fo:country="GB" officeooo:rsid="0f28d107"/>
    </style:style>
    <style:style style:name="T25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language="en" fo:country="GB" officeooo:rsid="0fed6741"/>
    </style:style>
    <style:style style:name="T253" style:family="text">
      <style:text-properties style:font-name="Liberation Mono" fo:font-size="11pt" style:font-size-asian="11pt" style:font-size-complex="11pt"/>
    </style:style>
    <style:style style:name="T254" style:family="text">
      <style:text-properties style:font-name="Liberation Mono" fo:font-size="8pt" style:font-size-asian="8pt" style:font-size-complex="8pt" loext:padding="0.049cm" loext:border="0.31pt solid #000000"/>
    </style:style>
    <style:style style:name="T25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56" style:family="text">
      <style:text-properties officeooo:rsid="102b859b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1035cc54" style:font-weight-asian="bold" style:font-weight-complex="bold"/>
    </style:style>
    <style:style style:name="T259" style:family="text">
      <style:text-properties fo:font-weight="bold" officeooo:rsid="103b85c2" style:font-weight-asian="bold" style:font-weight-complex="bold"/>
    </style:style>
    <style:style style:name="T260" style:family="text">
      <style:text-properties officeooo:rsid="1035cc54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2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5"><text:span text:style-name="Strong_20_Emphasis"><text:span text:style-name="T148">Checklist for installing</text:span></text:span><text:span text:style-name="T175"> </text:span><text:span text:style-name="T175"><text:user-field-get text:name="Distro">Debian</text:user-field-get></text:span><text:span text:style-name="T176"><text:s/></text:span><text:span text:style-name="T176"><text:user-field-get text:name="Version">12</text:user-field-get></text:span><text:span text:style-name="T177"><text:note text:id="ftn1" text:note-class="footnote"><text:note-citation>1</text:note-citation><text:note-body><text:p text:style-name="P33"><text:span text:style-name="T265">This </text:span><text:span text:style-name="Strong_20_Emphasis"><text:span text:style-name="T263"><text:user-field-get text:name="Distro">Debian</text:user-field-get></text:span></text:span><text:span text:style-name="T266"><text:s/></text:span><text:span text:style-name="T270"><text:user-field-get text:name="Version">12</text:user-field-get></text:span><text:span text:style-name="T270"><text:s/></text:span><text:span text:style-name="Strong_20_Emphasis"><text:span text:style-name="T264"><text:user-field-get text:name="Edition">Desktop</text:user-field-get></text:span></text:span><text:span text:style-name="T265"><text:s/>(codename </text:span><text:span text:style-name="T267">bookworm</text:span><text:span text:style-name="T265">) from </text:span><text:span text:style-name="T268">June</text:span><text:span text:style-name="T265"> </text:span><text:span text:style-name="Strong_20_Emphasis"><text:span text:style-name="T271"><text:user-field-get text:name="Releaseyear">2023</text:user-field-get></text:span></text:span><text:span text:style-name="T265"><text:s/>is a so-called LTS version (stands for Long-Term Support) and is supported for 5 years until </text:span><text:span text:style-name="T269">June</text:span><text:span text:style-name="T265"> </text:span><text:span text:style-name="T172">202</text:span><text:span text:style-name="T174">8</text:span><text:span text:style-name="T173">.</text:span></text:p></text:note-body></text:note></text:span><text:span text:style-name="T178"><text:s/></text:span><text:span text:style-name="T178"><text:user-field-get text:name="Edition">Desktop</text:user-field-get></text:span><text:span text:style-name="T181">.</text:span></text:p>
      <text:p text:style-name="P48"><text:span text:style-name="Strong_20_Emphasis"><text:span text:style-name="T98"/></text:span></text:p>
      <text:p text:style-name="P48"><text:span text:style-name="Strong_20_Emphasis"><text:span text:style-name="T233">This is a fillable PDF, no printing required.</text:span></text:span></text:p>
      <text:p text:style-name="P51"><text:span text:style-name="Strong_20_Emphasis"><text:span text:style-name="T141"/></text:span></text:p>
      <text:p text:style-name="P49"><text:span text:style-name="T18">Fill in the </text:span><text:span text:style-name="Strong_20_Emphasis"><text:span text:style-name="T234"><text:s/></text:span></text:span><text:span text:style-name="Strong_20_Emphasis"><text:span text:style-name="T23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3"><text:span text:style-name="Definition"><text:span text:style-name="T249">user</text:span></text:span><text:span text:style-name="T191"><text:tab/><text:tab/></text:span><text:span text:style-name="T190"> <text:tab/><text:tab/><text:tab/> </text:span><text:span text:style-name="T192"><draw:control text:anchor-type="as-char" svg:y="-0.4cm" draw:z-index="21" draw:name="Gebruiker 1" draw:style-name="gr2" draw:text-style-name="P103" svg:width="6.4cm" svg:height="0.6cm" draw:control="control20"><svg:title>Gebruiker</svg:title><svg:desc>Volledige naam, bijv. Jan Stek</svg:desc></draw:control></text:span><text:span text:style-name="T192"><text:s text:c="2"/></text:span><text:span text:style-name="T193">[</text:span><text:span text:style-name="T198">F</text:span><text:span text:style-name="T199">ull </text:span><text:span text:style-name="T185">na</text:span><text:span text:style-name="T186">me,</text:span><text:span text:style-name="T185"> </text:span><text:span text:style-name="T186">e.g.</text:span><text:span text:style-name="T185"> </text:span><text:span text:style-name="T187">J</text:span><text:span text:style-name="T202">oh</text:span><text:span text:style-name="T187">n </text:span><text:span text:style-name="T189">Doe</text:span><text:span text:style-name="T201">]</text:span></text:p>
      <text:p text:style-name="P93"><text:span text:style-name="Definition"><text:span text:style-name="T184">USER</text:span></text:span><text:span text:style-name="Definition"><text:span text:style-name="T248">na</text:span></text:span><text:span text:style-name="Definition"><text:span text:style-name="T250">me</text:span></text:span><text:span text:style-name="T183"><text:tab/><text:tab/><text:tab/> </text:span><text:span text:style-name="T183"><draw:control text:anchor-type="as-char" svg:y="-0.4cm" draw:z-index="22" draw:name="Gberuikersnaam 2" draw:style-name="gr2" draw:text-style-name="P103" svg:width="6.4cm" svg:height="0.6cm" draw:control="control21"><svg:title>Gebruikersnaam</svg:title><svg:desc>Korte naam, bijv. jan</svg:desc></draw:control></text:span><text:span text:style-name="T18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53"><text:span text:style-name="Definition"><text:span text:style-name="T248">COMPUTERNA</text:span></text:span><text:span text:style-name="Definition"><text:span text:style-name="T250">me</text:span></text:span><text:span text:style-name="T203"><text:tab/> </text:span><text:span text:style-name="T248"><draw:control text:anchor-type="as-char" svg:y="-0.4cm" draw:z-index="23" draw:name="Computernaam 1" draw:style-name="gr2" draw:text-style-name="P103" svg:width="6.4cm" svg:height="0.6cm" draw:control="control22"><svg:title>Computernaam</svg:title><svg:desc>Unieke naam van de computer</svg:desc></draw:control></text:span><text:span text:style-name="T248"><text:s text:c="2"/></text:span><text:span text:style-name="T206">[</text:span><text:span text:style-name="T210">N</text:span><text:span text:style-name="T204">a</text:span><text:span text:style-name="T207">me of the</text:span><text:span text:style-name="T204"> compute</text:span><text:span text:style-name="T205">r, </text:span><text:span text:style-name="T207">e.g.</text:span><text:span text:style-name="T208"> </text:span><text:span text:style-name="T209">pc02</text:span><text:span text:style-name="T206">]</text:span></text:p>
      <text:p text:style-name="P53"><text:span text:style-name="Definition"><text:span text:style-name="T212">USER</text:span></text:span><text:span text:style-name="T211"><text:tab/><text:tab/></text:span><text:span text:style-name="T190"> <text:tab/><text:tab/><text:tab/> </text:span><text:span text:style-name="T192"><draw:control text:anchor-type="as-char" svg:y="-0.4cm" draw:z-index="24" draw:name="Gebruiker 2" draw:style-name="gr2" draw:text-style-name="P103" svg:width="6.4cm" svg:height="0.6cm" draw:control="control23"><svg:title>Gebruiker</svg:title><svg:desc>Volledige naam, bijv. Jan Stek</svg:desc></draw:control></text:span><text:span text:style-name="T192"><text:s text:c="2"/></text:span><text:span text:style-name="T193">[</text:span><text:span text:style-name="T198">F</text:span><text:span text:style-name="T194">ull </text:span><text:span text:style-name="T195">na</text:span><text:span text:style-name="T196">me</text:span><text:span text:style-name="T195"> possibly </text:span><text:span text:style-name="T200">2</text:span><text:span text:style-name="T225">nd</text:span><text:span text:style-name="T200"> </text:span><text:span text:style-name="T197">user</text:span><text:span text:style-name="T188">]</text:span></text:p>
      <text:p text:style-name="P93"><text:span text:style-name="Definition"><text:span text:style-name="T212">USERN</text:span></text:span><text:span text:style-name="Definition"><text:span text:style-name="T213">a</text:span></text:span><text:span text:style-name="Definition"><text:span text:style-name="T214">me</text:span></text:span><text:span text:style-name="Definition"><text:span text:style-name="T219"><text:tab/><text:tab/><text:tab/> </text:span></text:span><text:span text:style-name="T219"><draw:control text:anchor-type="as-char" svg:y="-0.4cm" draw:z-index="25" draw:name="Gberuikersnaam 1" draw:style-name="gr2" draw:text-style-name="P103" svg:width="6.4cm" svg:height="0.6cm" draw:control="control24"><svg:title>Gebruikersnaam</svg:title><svg:desc>Korte naam, bijv. jan</svg:desc></draw:control></text:span><text:span text:style-name="T219"><text:s text:c="2"/></text:span><text:span text:style-name="T216">[</text:span><text:span text:style-name="T218">U</text:span><text:span text:style-name="T217">ser</text:span><text:span text:style-name="T215"> </text:span><text:span text:style-name="T221">na</text:span><text:span text:style-name="T222">me</text:span><text:span text:style-name="T221"> possibly </text:span><text:span text:style-name="T224">2</text:span><text:span text:style-name="T226">nd</text:span><text:span text:style-name="T224"> </text:span><text:span text:style-name="T223">user</text:span><text:span text:style-name="T220">]</text:span></text:p>
      <text:p text:style-name="P53"><text:span text:style-name="T152">Replace the </text:span><text:span text:style-name="T164">underlined</text:span><text:span text:style-name="T152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2">.</text:span></text:p>
      <text:p text:style-name="P7"/>
      <text:p text:style-name="P7"/>
      <text:p text:style-name="P101"><text:span text:style-name="T160">Not yet on Linux?</text:span><text:span text:style-name="T153"><text:tab/></text:span><text:span text:style-name="Strong_20_Emphasis"><text:span text:style-name="T100"><draw:control text:anchor-type="as-char" draw:z-index="27" draw:name="Vorm 2" draw:style-name="gr1" draw:text-style-name="P102" svg:width="0.35cm" svg:height="0.35cm" draw:control="control26"/></text:span></text:span><text:span text:style-name="T158"><text:tab/></text:span><text:span text:style-name="T159">Use</text:span><text:span text:style-name="T154"> </text:span><text:span text:style-name="Strong_20_Emphasis"><text:span text:style-name="T162">Checklist </text:span></text:span><text:span text:style-name="Strong_20_Emphasis"><text:span text:style-name="T163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1">Linux</text:span><text:span text:style-name="T156">.</text:span></text:p>
      <text:p text:style-name="P99"><text:span text:style-name="T240">New installation?</text:span><text:span text:style-name="T242"><text:tab/><text:tab/></text:span><text:span text:style-name="Strong_20_Emphasis"><text:span text:style-name="T235"><draw:control text:anchor-type="as-char" draw:z-index="26" draw:name="Vorm 1" draw:style-name="gr1" draw:text-style-name="P102" svg:width="0.35cm" svg:height="0.35cm" draw:control="control25"/></text:span></text:span><text:span text:style-name="T244"><text:tab/>Start at chapter </text:span><text:span text:style-name="T241"><text:bookmark-ref text:reference-format="page" text:ref-name="__RefNumPara__4009_12717081281">2</text:bookmark-ref></text:span><text:span text:style-name="T241"><text:s text:c="2"/></text:span><text:span text:style-name="T241"><text:bookmark-ref text:reference-format="text" text:ref-name="__RefNumPara__4009_12717081281">Perform installation</text:bookmark-ref></text:span><text:span text:style-name="T245">.</text:span></text:p>
      <text:p text:style-name="P50"/>
      <text:p text:style-name="P52"><text:span text:style-name="Strong_20_Emphasis"><text:span text:style-name="T31"/></text:span></text:p>
      <text:list text:style-name="L1">
        <text:list-item>
          <text:p text:style-name="P97"><text:bookmark-start text:name="__RefNumPara__4083_1271708128"/>Prepar<text:span text:style-name="T256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6"><draw:control text:anchor-type="as-char" draw:z-index="2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6"><draw:control text:anchor-type="as-char" draw:z-index="15" draw:name="Vorm 5" draw:style-name="gr1" draw:text-style-name="P102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2"><text:span text:style-name="User_20_Entry"><text:span text:style-name="T107">Login any additional </text:span></text:span><text:span text:style-name="Definition"><text:span text:style-name="T229">USER</text:span></text:span><text:span text:style-name="User_20_Entry"><text:span text:style-name="T108">s</text:span></text:span><text:span text:style-name="User_20_Entry"><text:span text:style-name="T110">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6"><draw:control text:anchor-type="as-char" draw:z-index="8" draw:name="Vorm4" draw:style-name="gr1" draw:text-style-name="P10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6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 </text:span></text:span><text:span text:style-name="Strong_20_Emphasis"><text:span text:style-name="T64">Debian-</text:span></text:span><text:span text:style-name="Strong_20_Emphasis"><text:span text:style-name="T39">pa</text:span></text:span><text:span text:style-name="Strong_20_Emphasis"><text:span text:style-name="T53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87"><text:span text:style-name="Strong_20_Emphasis"><text:span text:style-name="T62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55"> </text:span></text:span><text:span text:style-name="Strong_20_Emphasis"><text:span text:style-name="T63">if</text:span></text:span><text:span text:style-name="Strong_20_Emphasis"><text:span text:style-name="T62"> needed) a</text:span></text:span><text:span text:style-name="Strong_20_Emphasis"><text:span text:style-name="T55">nd click the </text:span></text:span><text:span text:style-name="Strong_20_Emphasis"><text:span text:style-name="T78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58"><text:span text:style-name="Strong_20_Emphasis"><text:span text:style-name="T40">Type these t</text:span></text:span><text:span text:style-name="Strong_20_Emphasis"><text:span text:style-name="T56">hree</text:span></text:span><text:span text:style-name="Strong_20_Emphasis"><text:span text:style-name="T40"> commands, each followed by the</text:span></text:span><text:span text:style-name="Strong_20_Emphasis"><text:span text:style-name="T45"> </text:span></text:span><text:span text:style-name="Strong_20_Emphasis"><text:span text:style-name="T140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1"><text:span text:style-name="User_20_Entry"><text:span text:style-name="T116">sudo</text:span></text:span><text:span text:style-name="User_20_Entry"><text:span text:style-name="T117"> </text:span></text:span><text:span text:style-name="User_20_Entry"><text:span text:style-name="T11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1"><text:span text:style-name="User_20_Entry"><text:span text:style-name="T11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1"><text:span text:style-name="User_20_Entry"><text:span text:style-name="T11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6"><draw:control text:anchor-type="as-char" draw:z-index="3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6"><draw:control text:anchor-type="as-char" draw:z-index="16" draw:name="Vorm 7" draw:style-name="gr1" draw:text-style-name="P102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4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87"><text:span text:style-name="Strong_20_Emphasis"><text:span text:style-name="T62">T</text:span></text:span><text:span text:style-name="Strong_20_Emphasis"><text:span text:style-name="T41">ype </text:span></text:span><text:span text:style-name="Strong_20_Emphasis"><text:span text:style-name="T80">menu</text:span></text:span><text:span text:style-name="Strong_20_Emphasis"><text:span text:style-name="T41"> </text:span></text:span><text:span text:style-name="Strong_20_Emphasis"><text:span text:style-name="T62">(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139">Super</text:span></text:span><text:span text:style-name="Strong_20_Emphasis"><text:span text:style-name="T41"> key</text:span></text:span><text:span text:style-name="Strong_20_Emphasis"><text:span text:style-name="T26">4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41">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7"/></text:span></text:p>
          </table:table-cell>
          <table:table-cell table:style-name="_31_._5f_Installatie_5f_voorbereiden.D13" office:value-type="string">
            <text:p text:style-name="P64"><text:span text:style-name="Strong_20_Emphasis"><text:span text:style-name="T47">Select </text:span></text:span><text:span text:style-name="Strong_20_Emphasis"><text:span text:style-name="T81">1 <text:s/>Prepar</text:span></text:span><text:span text:style-name="Strong_20_Emphasis"><text:span text:style-name="T84">e </text:span></text:span><text:span text:style-name="Strong_20_Emphasis"><text:span text:style-name="T81">installati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4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</table:table>
      <text:p text:style-name="P47"><text:span text:style-name="Strong_20_Emphasis"><text:span text:style-name="T2"/></text:span></text:p>
      <text:list text:continue-numbering="true" text:style-name="L1">
        <text:list-item>
          <text:p text:style-name="P96"><text:bookmark-start text:name="__RefNumPara__4009_12717081281"/><text:span text:style-name="Strong_20_Emphasis"><text:span text:style-name="T165">Perform installation</text:span></text:span><text:bookmark-end text:name="__RefNumPara__4009_12717081281"/></text:p>
        </text:list-item>
      </text:list>
      <text:p text:style-name="P70"><text:span text:style-name="Strong_20_Emphasis"><text:span text:style-name="T16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6"><draw:control text:anchor-type="as-char" draw:z-index="4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6">Boot the computer from</text:span><text:span text:style-name="T168"><text:note text:id="ftn5" text:note-class="footnote"><text:note-citation>1</text:note-citation><text:note-body><text:p text:style-name="P92"><text:span text:style-name="T111">Boot menu/Setup via one of the </text:span><text:span text:style-name="T112">f</text:span><text:span text:style-name="T111">requently used keys:</text:span> <text:span text:style-name="T255">Esc</text:span><text:span text:style-name="T248">, </text:span><text:span text:style-name="T255">Delete</text:span><text:span text:style-name="T248">, </text:span><text:span text:style-name="T255">F1</text:span><text:span text:style-name="T248">, </text:span><text:span text:style-name="T255">F2</text:span><text:span text:style-name="T248">, </text:span><text:span text:style-name="T255">F9</text:span><text:span text:style-name="T248">, </text:span><text:span text:style-name="T255">F10</text:span><text:span text:style-name="T248">, </text:span><text:span text:style-name="T255">F11</text:span><text:span text:style-name="T248">, </text:span><text:span text:style-name="T252">or </text:span><text:span text:style-name="T255">F12</text:span><text:span text:style-name="T248">.</text:span></text:p></text:note-body></text:note></text:span><text:span text:style-name="T166"> an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3"><text:s/></text:span><text:span text:style-name="Strong_20_Emphasis"><text:span text:style-name="T146"><text:user-field-get text:name="Edition">Desktop</text:user-field-get></text:span></text:span><text:span text:style-name="Strong_20_Emphasis"><text:span text:style-name="T146"><text:s/></text:span></text:span><text:span text:style-name="T167">Live</text:span><text:span text:style-name="T95"><text:note text:id="ftn6" text:note-class="footnote"><text:note-citation>2</text:note-citation><text:note-body><text:p text:style-name="P8"><text:span text:style-name="T227">From a Live USB stick you can boot and work with </text:span><text:span text:style-name="Strong_20_Emphasis"><text:span text:style-name="T171"><text:user-field-get text:name="Distro">Debian</text:user-field-get></text:span></text:span><text:span text:style-name="Strong_20_Emphasis"><text:span text:style-name="T171"><text:s/></text:span></text:span><text:span text:style-name="T227">without modifying any files on the hard drive and also allows installation of </text:span><text:span text:style-name="Strong_20_Emphasis"><text:span text:style-name="T171"><text:user-field-get text:name="Distro">Debian</text:user-field-get></text:span></text:span><text:span text:style-name="Strong_20_Emphasis"><text:span text:style-name="T171">.</text:span></text:span></text:p></text:note-body></text:note></text:span><text:span text:style-name="T94"> USB stick</text:span><text:span text:style-name="T96"><text:note text:id="ftn7" text:note-class="footnote"><text:note-citation>3</text:note-citation><text:note-body><text:p text:style-name="P91"><text:span text:style-name="Strong_20_Emphasis"><text:span text:style-name="T105">Create a bootable USB stick:<text:line-break/>Download a CD image file (.iso) from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30">debian.org</text:span></text:span></text:a><text:span text:style-name="Strong_20_Emphasis"><text:span text:style-name="T104">, </text:span></text:span><text:span text:style-name="Strong_20_Emphasis"><text:span text:style-name="T106">click </text:span></text:span><text:span text:style-name="Strong_20_Emphasis"><text:span text:style-name="T109">Other downloads</text:span></text:span><text:span text:style-name="Strong_20_Emphasis"><text:span text:style-name="T106"> (under Downloads) and then click </text:span></text:span><text:span text:style-name="Strong_20_Emphasis"><text:span text:style-name="T109">Live Gnome</text:span></text:span><text:span text:style-name="Strong_20_Emphasis"><text:span text:style-name="T106"> (u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live before installing).</text:span></text:span><text:span text:style-name="Strong_20_Emphasis"><text:span text:style-name="T105"><text:line-break/></text:span></text:span><text:span text:style-name="Strong_20_Emphasis"><text:span text:style-name="T113">The next steps are described in </text:span></text:span><text:span text:style-name="Strong_20_Emphasis"><text:span text:style-name="T114">Linux informati</text:span></text:span><text:span text:style-name="Strong_20_Emphasis"><text:span text:style-name="T115">on</text:span></text:span><text:span text:style-name="Strong_20_Emphasis"><text:span text:style-name="T11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1">karelzimmer.nl/en</text:span></text:span></text:a><text:span text:style-name="Strong_20_Emphasis"><text:span text:style-name="T113">, under </text:span></text:span><text:span text:style-name="Strong_20_Emphasis"><text:span text:style-name="T114">Linux</text:span></text:span><text:span text:style-name="Strong_20_Emphasis"><text:span text:style-name="T113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9">Select </text:span></text:span><text:span text:style-name="Strong_20_Emphasis"><text:span text:style-name="T102">Live </text:span></text:span><text:span text:style-name="Strong_20_Emphasis"><text:span text:style-name="T103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66"><draw:control text:anchor-type="as-char" draw:z-index="17" draw:name="Vorm4_ 1" draw:style-name="gr1" draw:text-style-name="P102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9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6"><draw:control text:anchor-type="as-char" draw:z-index="10" draw:name="Vorm13_1" draw:style-name="gr1" draw:text-style-name="P102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1"><text:span text:style-name="Strong_20_Emphasis"><text:span text:style-name="T29">Start the installation by clicking </text:span></text:span><text:span text:style-name="Strong_20_Emphasis"><text:span text:style-name="T85">Activities</text:span></text:span><text:span text:style-name="Strong_20_Emphasis"><text:span text:style-name="T29"> and clicking </text:span></text:span><text:span text:style-name="Strong_20_Emphasis"><text:span text:style-name="T85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0">When prompted for a password, type '<text:span text:style-name="T25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1">Follow the instructions on the </text:span></text:span><text:span text:style-name="Strong_20_Emphasis"><text:span text:style-name="T132">installation</text:span></text:span><text:span text:style-name="Strong_20_Emphasis"><text:span text:style-name="T133"> scre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6"><text:span text:style-name="Strong_20_Emphasis"><text:span text:style-name="T100"><draw:control text:anchor-type="as-char" draw:z-index="20" draw:name="Vorm13_ 1" draw:style-name="gr1" draw:text-style-name="P102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8">At <text:span text:style-name="T257">Location</text:span>: 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5"><text:span text:style-name="Strong_20_Emphasis"><text:span text:style-name="T100"/></text:span></text:p>
          </table:table-cell>
          <table:table-cell table:style-name="_32_._5f_Installatie_5f_uitvoeren.C10" office:value-type="string">
            <text:p text:style-name="P31"><text:span text:style-name="T260">At</text:span> <text:span text:style-name="T257">Regio</text:span><text:span text:style-name="T259">n</text:span> <text:span text:style-name="T260">choose</text:span> <text:span text:style-name="T257">Europ</text:span><text:span text:style-name="T25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6"><draw:control text:anchor-type="as-char" draw:z-index="5" draw:name="Vorm13" draw:style-name="gr1" draw:text-style-name="P102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5"><text:span text:style-name="Strong_20_Emphasis"><text:span text:style-name="T68">At </text:span></text:span><text:span text:style-name="Strong_20_Emphasis"><text:span text:style-name="T87">Users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5" office:value-type="string">
            <text:p text:style-name="P73"><text:span text:style-name="Strong_20_Emphasis"><text:span text:style-name="T74">E</text:span></text:span><text:span text:style-name="Strong_20_Emphasis"><text:span text:style-name="T67">nter </text:span></text:span><text:span text:style-name="Strong_20_Emphasis"><text:span text:style-name="T87">What is your name</text:span></text:span><text:span text:style-name="Strong_20_Emphasis"><text:span text:style-name="T86"> </text:span></text:span><text:span text:style-name="Definition"><text:span text:style-name="T12">USER</text:span></text:span><text:span text:style-name="Strong_20_Emphasis"><text:span text:style-name="T71">, <text:line-break/></text:span></text:span><text:span text:style-name="Strong_20_Emphasis"><text:span text:style-name="T91">What name do you want to use to log in</text:span></text:span><text:span text:style-name="Strong_20_Emphasis"><text:span text:style-name="T7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2">,<text:line-break/></text:span></text:span><text:span text:style-name="Strong_20_Emphasis"><text:span text:style-name="T92">What is the na</text:span></text:span><text:span text:style-name="Strong_20_Emphasis"><text:span text:style-name="T91">me of </text:span></text:span><text:span text:style-name="Strong_20_Emphasis"><text:span text:style-name="T93">this</text:span></text:span><text:span text:style-name="Strong_20_Emphasis"><text:span text:style-name="T9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2">, </text:span></text:span><text:span text:style-name="Strong_20_Emphasis"><text:span text:style-name="T75">and</text:span></text:span><text:span text:style-name="Strong_20_Emphasis"><text:span text:style-name="T72"><text:line-break/></text:span></text:span><text:span text:style-name="Strong_20_Emphasis"><text:span text:style-name="T73">enter a </text:span></text:span><text:span text:style-name="Strong_20_Emphasis"><text:span text:style-name="T88">password</text:span></text:span><text:span text:style-name="Strong_20_Emphasis"><text:span text:style-name="T73"> twice.</text:span></text:span></text:p>
          </table:table-cell>
        </table:table-row>
      </table:table>
      <text:p text:style-name="P38"><text:span text:style-name="Strong_20_Emphasis"><text:span text:style-name="T69"/></text:span></text:p>
      <text:list text:continue-numbering="true" text:style-name="L1">
        <text:list-item>
          <text:p text:style-name="P100"><text:bookmark-start text:name="__RefNumPara__12966_2272496019"/><text:span text:style-name="Strong_20_Emphasis"><text:span text:style-name="T90">Finish installation</text:span></text:span><text:bookmark-end text:name="__RefNumPara__12966_2272496019"/></text:p>
        </text:list-item>
      </text:list>
      <text:p text:style-name="P39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6"><draw:control text:anchor-type="as-char" draw:z-index="6" draw:name="Vorm22" draw:style-name="gr1" draw:text-style-name="P10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8" draw:name="Vorm4_ 2" draw:style-name="gr1" draw:text-style-name="P10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6"><draw:control text:anchor-type="as-char" draw:z-index="9" draw:name="Vorm4_1" draw:style-name="gr1" draw:text-style-name="P102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9">pa</text:span></text:span><text:span text:style-name="Strong_20_Emphasis"><text:span text:style-name="T53">ckage</text:span></text:span><text:span text:style-name="Strong_20_Emphasis"><text:span text:style-name="T39"> kz</text:span></text:span><text:span text:style-name="Strong_20_Emphasis"><text:span text:style-name="T39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7"><text:span text:style-name="Strong_20_Emphasis"><text:span text:style-name="T61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139">Super</text:span></text:span><text:span text:style-name="Strong_20_Emphasis"><text:span text:style-name="T41"> key</text:span></text:span><text:span text:style-name="Strong_20_Emphasis"><text:span text:style-name="T25">1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55">and click the </text:span></text:span><text:span text:style-name="Strong_20_Emphasis"><text:span text:style-name="T78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71"><text:span text:style-name="T14">Type these t</text:span><text:span text:style-name="T15">hree</text:span><text:span text:style-name="T14"> commands, each followed by the</text:span><text:span text:style-name="Strong_20_Emphasis"><text:span text:style-name="T45"> </text:span></text:span><text:span text:style-name="Strong_20_Emphasis"><text:span text:style-name="T1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2"><text:span text:style-name="User_20_Entry"><text:span text:style-name="T116">sudo</text:span></text:span><text:span text:style-name="User_20_Entry"><text:span text:style-name="T117"> </text:span></text:span><text:span text:style-name="User_20_Entry"><text:span text:style-name="T11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2"><text:span text:style-name="User_20_Entry"><text:span text:style-name="T11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2"><text:span text:style-name="User_20_Entry"><text:span text:style-name="T11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6"><draw:control text:anchor-type="as-char" draw:z-index="7" draw:name="Vorm33" draw:style-name="gr1" draw:text-style-name="P10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94"><text:span text:style-name="Strong_20_Emphasis"><text:span text:style-name="T62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2">(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139">Super</text:span></text:span><text:span text:style-name="Strong_20_Emphasis"><text:span text:style-name="T41"> key</text:span></text:span><text:span text:style-name="Strong_20_Emphasis"><text:span text:style-name="T25">1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49">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7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48">Se</text:span></text:span><text:span text:style-name="Strong_20_Emphasis"><text:span text:style-name="T57">lect</text:span></text:span><text:span text:style-name="Strong_20_Emphasis"><text:span text:style-name="T48"> </text:span></text:span><text:span text:style-name="Strong_20_Emphasis"><text:span text:style-name="T89">3</text:span></text:span><text:span text:style-name="Strong_20_Emphasis"><text:span text:style-name="T124"> <text:s/>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6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39"><text:span text:style-name="Strong_20_Emphasis"><text:span text:style-name="T30"><text:tab/></text:span></text:span></text:p>
      <text:p text:style-name="P40"><text:span text:style-name="Strong_20_Emphasis"><text:span text:style-name="T46"/></text:span></text:p>
      <text:list text:continue-numbering="true" text:style-name="L1">
        <text:list-item>
          <text:p text:style-name="P98"><text:span text:style-name="Strong_20_Emphasis"><text:span text:style-name="T16">P</text:span></text:span><text:span text:style-name="Strong_20_Emphasis"><text:span text:style-name="T232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6"><draw:control text:anchor-type="as-char" draw:z-index="11" draw:name="Vorm36_0" draw:style-name="gr1" draw:text-style-name="P102" svg:width="0.35cm" svg:height="0.35cm" draw:control="control10"/></text:span></text:span></text:p>
          </table:table-cell>
          <table:table-cell table:style-name="Tabel2.A1" office:value-type="string">
            <text:p text:style-name="P80"><text:span text:style-name="Strong_20_Emphasis"><text:span text:style-name="T66"><draw:control text:anchor-type="as-char" draw:z-index="13" draw:name="Vorm36_ 1" draw:style-name="gr1" draw:text-style-name="P102" svg:width="0.35cm" svg:height="0.35cm" draw:control="control12"/></text:span></text:span></text:p>
          </table:table-cell>
          <table:table-cell table:style-name="Tabel2.D1" office:value-type="string">
            <text:p text:style-name="P34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38"><text:note text:id="ftn9" text:note-class="footnote"><text:note-citation>1</text:note-citation><text:note-body><text:p text:style-name="P43"><text:span text:style-name="User_20_Entry"><text:span text:style-name="T129">Login any additional </text:span></text:span><text:span text:style-name="Definition"><text:span text:style-name="T228">USER</text:span></text:span><text:span text:style-name="User_20_Entry"><text:span text:style-name="T130">s </text:span></text:span><text:span text:style-name="User_20_Entry"><text:span text:style-name="T129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9" draw:name="Vorm4_ 3" draw:style-name="gr1" draw:text-style-name="P102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6"><draw:control text:anchor-type="as-char" draw:z-index="12" draw:name="Vorm36_2" draw:style-name="gr1" draw:text-style-name="P102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66"><draw:control text:anchor-type="as-char" draw:z-index="14" draw:name="Vorm36_ 2" draw:style-name="gr1" draw:text-style-name="P102" svg:width="0.35cm" svg:height="0.35cm" draw:control="control13"/></text:span></text:span></text:p>
          </table:table-cell>
          <table:table-cell table:style-name="Tabel2.D5" office:value-type="string">
            <text:p text:style-name="P35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60">user</text:span></text:span><text:span text:style-name="Definition"><text:span text:style-name="T251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37"><text:span text:style-name="Strong_20_Emphasis"><text:span text:style-name="T61">T</text:span></text:span><text:span text:style-name="Strong_20_Emphasis"><text:span text:style-name="T50">ype </text:span></text:span><text:span text:style-name="Strong_20_Emphasis"><text:span text:style-name="T83">menu</text:span></text:span><text:span text:style-name="Strong_20_Emphasis"><text:span text:style-name="T50"> </text:span></text:span><text:span text:style-name="Strong_20_Emphasis"><text:span text:style-name="T62">(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139">Super</text:span></text:span><text:span text:style-name="Strong_20_Emphasis"><text:span text:style-name="T41"> key</text:span></text:span><text:span text:style-name="Strong_20_Emphasis"><text:span text:style-name="T101"><text:note text:id="ftn10" text:note-class="footnote"><text:note-citation>2</text:note-citation><text:note-body><text:p text:style-name="P32"><text:span text:style-name="T179">The </text:span><text:span text:style-name="T182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50">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6"><text:span text:style-name="Strong_20_Emphasis"><text:span text:style-name="T58">Select</text:span></text:span><text:span text:style-name="Strong_20_Emphasis"><text:span text:style-name="T48"> </text:span></text:span><text:span text:style-name="Strong_20_Emphasis"><text:span text:style-name="T89">4 <text:s/></text:span></text:span><text:span text:style-name="Strong_20_Emphasis"><text:span text:style-name="T79">Provision user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15"/>
      <text:p text:style-name="P16"/>
      <text:p text:style-name="P68"><text:span text:style-name="T147">End of checklist,</text:span><text:span text:style-name="T145"> </text:span><text:span text:style-name="T145"><text:user-field-get text:name="Distro">Debian</text:user-field-get></text:span><text:span text:style-name="T143"><text:s/></text:span><text:span text:style-name="T143"><text:user-field-get text:name="Version">12</text:user-field-get></text:span><text:span text:style-name="Strong_20_Emphasis"><text:span text:style-name="T144"><text:s/></text:span></text:span><text:span text:style-name="Strong_20_Emphasis"><text:span text:style-name="T146"><text:user-field-get text:name="Edition">Desktop</text:user-field-get></text:span></text:span><text:span text:style-name="Strong_20_Emphasis"><text:span text:style-name="T146"><text:s/></text:span></text:span><text:span text:style-name="Strong_20_Emphasis"><text:span text:style-name="T147">installation is complete.</text:span></text:span></text:p>
      <text:p text:style-name="P46"/>
      <text:p text:style-name="P54"><text:span text:style-name="Emphasis"><text:span text:style-name="T238">Written</text:span></text:span><text:span text:style-name="Emphasis"><text:span text:style-name="T237"> </text:span></text:span><text:span text:style-name="Emphasis"><text:span text:style-name="T238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2">Karel Zimmer</text:span></text:span></text:a><text:span text:style-name="Emphasis"><text:span text:style-name="T239">.</text:span></text:span></text:p>
      <text:p text:style-name="P55"><text:span text:style-name="Emphasis"><text:span text:style-name="T246">C</text:span></text:span><text:span text:style-name="Emphasis"><text:span text:style-name="T247">C0</text:span></text:span><text:span text:style-name="Emphasis"><text:span text:style-name="T239"> 1.0 </text:span></text:span><text:span text:style-name="Emphasis"><text:span text:style-name="T262">Universal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7T08:37:02.814028593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7:02.582223037</dc:date>
    <meta:keyword>Installatie</meta:keyword>
    <meta:keyword>Checklist</meta:keyword>
    <meta:keyword>Linux</meta:keyword>
    <meta:editing-cycles>6966</meta:editing-cycles>
    <meta:editing-duration>P12DT8H48M5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3" meta:word-count="589" meta:character-count="3666" meta:non-whitespace-character-count="3107"/>
    <meta:user-defined meta:name="Info 1"/>
    <meta:user-defined meta:name="Info 2"/>
    <meta:user-defined meta:name="Info 3"/>
    <meta:user-defined meta:name="Info 4"/>
  </office:meta>
</office:document-meta>
</file>